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ammarCachingConfiguration.lock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check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XMLGrammarCaching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clear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parseDTD( XMLInputSource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GrammarCachingConfiguration.XMLGrammarCaching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parseGrammar( String type , XMLInputSource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GrammarCachingConfiguration.unlock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XMLGrammarCach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checkProperty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CachingConfiguration.parseGrammar( String typ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ammarCachingConfiguration.parseXMLSchema( XMLInputSource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GrammarCachingConfiguration.XMLGrammarCaching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